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9cm" style:rel-column-width="10759*"/>
    </style:style>
    <style:style style:name="Table1.B" style:family="table-column">
      <style:table-column-properties style:column-width="0.423cm" style:rel-column-width="1738*"/>
    </style:style>
    <style:style style:name="Table1.C" style:family="table-column">
      <style:table-column-properties style:column-width="5.953cm" style:rel-column-width="24453*"/>
    </style:style>
    <style:style style:name="Table1.D" style:family="table-column">
      <style:table-column-properties style:column-width="0.688cm" style:rel-column-width="2825*"/>
    </style:style>
    <style:style style:name="Table1.E" style:family="table-column">
      <style:table-column-properties style:column-width="3.519cm" style:rel-column-width="14454*"/>
    </style:style>
    <style:style style:name="Table1.F" style:family="table-column">
      <style:table-column-properties style:column-width="2.752cm" style:rel-column-width="1130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6.191cm" fo:margin-left="9.493cm" fo:margin-right="-0.111cm" table:align="margins"/>
    </style:style>
    <style:style style:name="Table3.A" style:family="table-column">
      <style:table-column-properties style:column-width="6.191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idsus-33B</text:p>
          </table:table-cell>
        </table:table-row>
        <table:table-row>
          <table:table-cell table:style-name="Table1.A1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o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2">Sifat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sifat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lampiran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Bantuan Penunjukan Penasehat Hukum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KEPADA YTH.</text:p>
            <text:p text:style-name="P5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3"><text:s text:c="3"/>Sehubungan dengan penyidikan perkara tindak pidana {isi1} berdasarkan Surat Perintah Penyidikan {isi2} Nomor : {isi3}, tanggal {isi4}, atas nama tersangka {isi5} dengan sangkaan pasal {isi6} dengan ini diminta bantuan Saudara agar dapat memberikan tenaga Penasihat Hukum untuk ditunjuk mendampingi tersangka dimaksud, mengingat ketentuan pasal 56 KUHAP.</text:p>
            <text:p text:style-name="P3"><text:s text:c="10"/>Atas bantuannya disampaikan terima kasi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{jabatan_ttd}</text:p>
                </table:table-cell>
              </table:table-row>
              <table:table-row>
                <table:table-cell table:style-name="Table3.A1" office:value-type="string">
                  <text:p text:style-name="P6"/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3.A1" office:value-type="string">
                  <text:p text:style-name="P4">{nama_ttd}</text:p>
                </table:table-cell>
              </table:table-row>
              <table:table-row>
                <table:table-cell table:style-name="Table3.A1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05T09:31:28.62</dc:date>
    <meta:editing-cycles>23</meta:editing-cycles>
    <meta:editing-duration>PT1H18M31S</meta:editing-duration>
    <meta:document-statistic meta:table-count="2" meta:image-count="0" meta:object-count="0" meta:page-count="1" meta:paragraph-count="26" meta:word-count="92" meta:character-count="724"/>
    <meta:template xlink:type="simple" xlink:actuate="onRequest" xlink:title="" xlink:href="Normal.dotm"/>
  </office:meta>
</office:document-meta>
</file>